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lyt-sunrise-subtitle">
      <style:graphic-properties draw:fill-color="#ffffff" draw:auto-grow-height="true" fo:min-height="16.563cm"/>
    </style:style>
    <style:style style:name="pr2" style:family="presentation" style:parent-style-name="lyt-sunrise-notes">
      <style:graphic-properties draw:fill-color="#ffffff" draw:auto-grow-height="true" fo:min-height="13.365cm"/>
    </style:style>
    <style:style style:name="pr3" style:family="presentation" style:parent-style-name="lyt-sunrise-notes">
      <style:graphic-properties draw:fill-color="#ffffff" fo:min-height="13.114cm"/>
    </style:style>
    <style:style style:name="pr4" style:family="presentation" style:parent-style-name="lyt-sunrise-subtitle">
      <style:graphic-properties draw:fill-color="#ffffff" fo:min-height="16.312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563cm" svg:x="1.4cm" svg:y="0.937cm" presentation:class="subtitle">
          <draw:text-box>
            <text:p><text:span text:style-name="T1">Public-Key Cryptography</text:span></text:p>
            <text:p><text:span text:style-name="T2">(Symmetric) </text:span></text:p>
            <text:p><text:span text:style-name="T1"/></text:p>
            <text:p><text:span text:style-name="T3">And you!</text:span></text:p>
            <text:p><text:span text:style-name="T3"/></text:p>
            <text:p><text:span text:style-name="T4">Sean P Madden</text:span></text:p>
            <text:p><text:span text:style-name="T4">(Emphasize the 'P'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>
        <office:forms form:automatic-focus="false" form:apply-design-mode="false"/>
        <draw:frame draw:style-name="gr2" draw:text-style-name="P2" draw:id="id1" draw:layer="layout" svg:width="2.945cm" svg:height="1.517cm" svg:x="3.81cm" svg:y="6.103cm">
          <draw:text-box>
            <text:p text:style-name="P2">Alice</text:p>
          </draw:text-box>
        </draw:frame>
        <draw:frame draw:style-name="gr3" draw:text-style-name="P2" draw:id="id2" draw:layer="layout" svg:width="2.627cm" svg:height="1.517cm" svg:x="20.233cm" svg:y="6.103cm">
          <draw:text-box>
            <text:p text:style-name="P2">Bob</text:p>
          </draw:text-box>
        </draw:frame>
        <draw:frame draw:style-name="gr4" draw:text-style-name="P2" draw:id="id7" draw:layer="layout" svg:width="2.54cm" svg:height="1.517cm" svg:x="12.065cm" svg:y="13.723cm">
          <draw:text-box>
            <text:p text:style-name="P2">Eve</text:p>
          </draw:text-box>
        </draw:frame>
        <draw:frame draw:style-name="gr2" draw:id="id3" draw:layer="layout" svg:width="5.366cm" svg:height="3.095cm" svg:x="6.667cm" svg:y="2.54cm">
          <draw:text-box>
            <text:p>To: Bob</text:p>
            <text:p>From: Alice</text:p>
            <text:p>The attack starts </text:p>
            <text:p>at noon</text:p>
          </draw:text-box>
        </draw:frame>
        <draw:frame draw:style-name="gr2" draw:id="id5" draw:layer="layout" svg:width="4.773cm" svg:height="3.095cm" svg:x="17.78cm" svg:y="8.017cm">
          <draw:text-box>
            <text:p>To: Alice</text:p>
            <text:p>From: Bob</text:p>
            <text:p>We attack from</text:p>
            <text:p>the south</text:p>
          </draw:text-box>
        </draw:frame>
        <draw:line draw:style-name="gr5" draw:text-style-name="P3" draw:id="id4" draw:layer="layout" svg:x1="7.62cm" svg:y1="6.032cm" svg:x2="19.367cm" svg:y2="6.032cm">
          <text:p text:style-name="P3"/>
        </draw:line>
        <draw:line draw:style-name="gr6" draw:text-style-name="P3" draw:id="id6" draw:layer="layout" svg:x1="20.32cm" svg:y1="8.017cm" svg:x2="6.985cm" svg:y2="7.937cm">
          <text:p/>
        </draw:line>
        <draw:line draw:style-name="gr6" draw:text-style-name="P3" draw:id="id8" draw:layer="layout" svg:x1="7.62cm" svg:y1="6.032cm" svg:x2="12.7cm" svg:y2="13.723cm">
          <text:p/>
        </draw:line>
        <draw:line draw:style-name="gr6" draw:text-style-name="P3" draw:id="id9" draw:layer="layout" svg:x1="19.685cm" svg:y1="11.112cm" svg:x2="13.652cm" svg:y2="13.72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stop">
                  <anim:command smil:begin="0s" smil:dur="0.001s" smil:fill="hold" smil:targetElement="id9" anim:command="s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office:forms form:automatic-focus="false" form:apply-design-mode="false"/>
        <draw:frame presentation:style-name="pr4" draw:layer="layout" svg:width="25.199cm" svg:height="16.312cm" svg:x="1.4cm" svg:y="1.062cm" presentation:class="subtitle">
          <draw:text-box>
            <text:p><text:span text:style-name="T5">So how do we solve this problem?</text:span></text:p>
            <text:p/>
            <text:p><text:span text:style-name="T6">(This is known as the Byzantine Generals problem if you've taken Distributed Systems befor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office:forms form:automatic-focus="false" form:apply-design-mode="false"/>
        <draw:frame presentation:style-name="pr4" draw:layer="layout" svg:width="25.199cm" svg:height="16.312cm" svg:x="1.4cm" svg:y="1.062cm" presentation:class="subtitle">
          <draw:text-box>
            <text:p>Why, using PKS of course!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sunrise" style:page-layout-name="PM1" draw:style-name="Mdp1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and Red Gradient</dc:title>
    <dc:description>Presentation Layout Template</dc:description>
    <meta:creation-date>2010-02-08T21:43:00</meta:creation-date>
    <dc:language>en-US</dc:language>
    <meta:editing-cycles>7</meta:editing-cycles>
    <meta:editing-duration>PT01H29M22S</meta:editing-duration>
    <dc:date>2010-02-08T23:42:43</dc:date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Blue and Red Gradient" xlink:href="file:///usr/lib/openoffice.org/basis3.1/share/template/en-US/layout/lyt-sunrise.otp"/>
  </office:meta>
</office:document-meta>
</file>